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ourier New" svg:font-family="Courier New"/>
    <style:font-face style:name="Verdana" svg:font-family="Verdana"/>
  </office:font-face-decls>
  <office:automatic-styles>
    <style:style style:name="P1" style:family="paragraph" style:parent-style-name="Standard" style:master-pag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able1" style:family="table">
      <style:table-properties table:align="left" style:width="17.995cm" fo:margin-left="0cm"/>
    </style:style>
    <style:style style:name="Column1" style:family="table-column">
      <style:table-column-properties style:column-width="8.816cm"/>
    </style:style>
    <style:style style:name="Column2" style:family="table-column">
      <style:table-column-properties style:column-width="8.756cm"/>
    </style:style>
    <style:style style:name="Column3" style:family="table-column">
      <style:table-column-properties style:column-width="0.423cm"/>
    </style:style>
    <style:style style:name="Row1" style:family="table-row"/>
    <style:style style:name="Cell1" style:family="table-cell">
      <style:table-cell-properties fo:background-color="#d9d9d9" style:vertical-align="middle" fo:border-top="#000000 0.035cm solid" fo:border-bottom="#000000 0.035cm solid" fo:padding-left="0.19cm" fo:border-left="#000000 0.035cm solid" fo:padding-right="0.19cm" fo:border-right="#000000 0.035cm solid"/>
    </style:style>
    <style:style style:name="P2" style:family="paragraph" style:parent-style-name="Standard">
      <style:paragraph-properties fo:text-align="center" fo:break-before="auto" fo:text-indent="0cm" fo:line-height="100%" fo:margin-top="0.212cm" fo:margin-bottom="0.212cm" fo:margin-left="0cm" fo:margin-right="0cm" fo:orphans="2" fo:widows="2" style:writing-mode="lr-tb"/>
    </style:style>
    <style:style style:name="T2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2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2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Cell2" style:family="table-cell">
      <style:table-cell-properties fo:background-color="#d9d9d9" style:vertical-align="middle" fo:border-top="#000000 0.035cm solid" fo:border-bottom="#000000 0.035cm solid" fo:padding-left="0.19cm" fo:border-left="#000000 0.035cm solid" fo:padding-right="0.19cm" fo:border-right="#000000 0.035cm solid"/>
    </style:style>
    <style:style style:name="P3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3" style:family="table-cell">
      <style:table-cell-properties fo:background-color="#d9d9d9" style:vertical-align="middle" fo:border-top="#000000 0.035cm solid" fo:border-bottom="#000000 0.035cm solid" fo:padding-left="0.19cm" fo:border-left="#000000 0.035cm solid" fo:padding-right="0.19cm" fo:border-right="#000000 0.035cm solid"/>
    </style:style>
    <style:style style:name="P4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2" style:family="table-row"/>
    <style:style style:name="Cell4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" style:family="table-row"/>
    <style:style style:name="Cell6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7" style:family="paragraph" style:parent-style-name="Standard">
      <style:paragraph-properties fo:text-align="left" fo:break-before="auto" fo:text-indent="0cm" fo:line-height="100%" fo:margin-top="0.106cm" fo:margin-bottom="0.254cm" fo:margin-left="0cm" fo:margin-right="0cm" fo:orphans="2" fo:widows="2" style:writing-mode="lr-tb"/>
    </style:style>
    <style:style style:name="T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7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8" style:family="paragraph" style:parent-style-name="Standard">
      <style:paragraph-properties fo:text-align="left" fo:break-before="auto" fo:text-indent="0cm" fo:line-height="100%" fo:margin-top="0.106cm" fo:margin-bottom="0.254cm" fo:margin-left="0cm" fo:margin-right="0cm" fo:orphans="2" fo:widows="2" style:writing-mode="lr-tb"/>
    </style:style>
    <style:style style:name="T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4" style:family="table-row"/>
    <style:style style:name="Cell8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9" style:family="paragraph" style:parent-style-name="Standard">
      <style:paragraph-properties fo:text-align="left" fo:break-before="auto" fo:text-indent="0cm" fo:line-height="100%" fo:margin-top="0.106cm" fo:margin-bottom="0.254cm" fo:margin-left="0cm" fo:margin-right="0cm" fo:orphans="2" fo:widows="2" style:writing-mode="lr-tb"/>
    </style:style>
    <style:style style:name="T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9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10" style:family="paragraph" style:parent-style-name="Standard">
      <style:paragraph-properties fo:text-align="left" fo:break-before="auto" fo:text-indent="0cm" fo:line-height="100%" fo:margin-top="0.106cm" fo:margin-bottom="0.254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5" style:family="table-row"/>
    <style:style style:name="Cell10" style:family="table-cell">
      <style:table-cell-properties fo:background-color="#d9d9d9" style:vertical-align="middle" fo:border-top="#000000 0.035cm solid" fo:border-bottom="#000000 0.035cm solid" fo:padding-left="0.19cm" fo:border-left="#000000 0.035cm solid" fo:padding-right="0.19cm" fo:border-right="#000000 0.035cm solid"/>
    </style:style>
    <style:style style:name="P11" style:family="paragraph" style:parent-style-name="Standard">
      <style:paragraph-properties fo:text-align="center" fo:break-before="auto" fo:text-indent="0cm" fo:line-height="100%" fo:margin-top="0.212cm" fo:margin-bottom="0.212cm" fo:margin-left="0cm" fo:margin-right="0cm" fo:orphans="2" fo:widows="2" style:writing-mode="lr-tb"/>
    </style:style>
    <style:style style:name="T11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Cell11" style:family="table-cell">
      <style:table-cell-properties fo:background-color="#d9d9d9" style:vertical-align="middle" fo:border-top="#000000 0.035cm solid" fo:border-bottom="#000000 0.035cm solid" fo:padding-left="0.19cm" fo:border-left="#000000 0.035cm solid" fo:padding-right="0.19cm" fo:border-right="#000000 0.035cm solid"/>
    </style:style>
    <style:style style:name="P12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12" style:family="table-cell">
      <style:table-cell-properties fo:background-color="#d9d9d9" style:vertical-align="middle" fo:border-top="#000000 0.035cm solid" fo:border-bottom="#000000 0.035cm solid" fo:padding-left="0.19cm" fo:border-left="#000000 0.035cm solid" fo:padding-right="0.19cm" fo:border-right="#000000 0.035cm solid"/>
    </style:style>
    <style:style style:name="P13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6" style:family="table-row"/>
    <style:style style:name="Cell13" style:family="table-cell">
      <style:table-cell-properties style:vertical-align="middle" fo:border-top="#000000 0.035cm solid" fo:border-bottom="#000000 0.035cm solid" fo:padding-left="0.19cm" fo:border-left="#000000 0.035cm solid" fo:padding-right="0.19cm" fo:border-right="#000000 0.035cm solid"/>
    </style:style>
    <style:style style:name="P14" style:family="paragraph" style:parent-style-name="Standard">
      <style:paragraph-properties fo:text-align="left" fo:break-before="auto" fo:text-indent="0cm" fo:line-height="100%" fo:margin-top="0.071cm" fo:margin-bottom="0.071cm" fo:margin-left="0cm" fo:margin-right="0cm" fo:orphans="2" fo:widows="2" style:writing-mode="lr-tb"/>
    </style:style>
    <style:style style:name="T1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4" style:family="table-cell">
      <style:table-cell-properties style:vertical-align="middle" fo:border-top="#000000 0.035cm solid" fo:border-bottom="#000000 0.035cm solid" fo:padding-left="0.19cm" fo:border-left="#000000 0.035cm solid" fo:padding-right="0.19cm" fo:border-right="#000000 0.035cm solid"/>
    </style:style>
    <style:style style:name="P15" style:family="paragraph" style:parent-style-name="Standard">
      <style:paragraph-properties fo:text-align="left" fo:break-before="auto" fo:text-indent="0cm" fo:line-height="100%" fo:margin-top="0.071cm" fo:margin-bottom="0.071cm" fo:margin-left="0cm" fo:margin-right="0cm" fo:orphans="2" fo:widows="2" style:writing-mode="lr-tb"/>
    </style:style>
    <style:style style:name="T1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7" style:family="table-row"/>
    <style:style style:name="Cell15" style:family="table-cell">
      <style:table-cell-properties style:vertical-align="middle" fo:border-top="#000000 0.035cm solid" fo:border-bottom="#000000 0.035cm solid" fo:padding-left="0.19cm" fo:border-left="#000000 0.035cm solid" fo:padding-right="0.19cm" fo:border-right="#000000 0.035cm solid"/>
    </style:style>
    <style:style style:name="P16" style:family="paragraph" style:parent-style-name="Standard">
      <style:paragraph-properties fo:text-align="left" fo:break-before="auto" fo:text-indent="0cm" fo:line-height="100%" fo:margin-top="0.071cm" fo:margin-bottom="0.071cm" fo:margin-left="0cm" fo:margin-right="0cm" fo:orphans="2" fo:widows="2" style:writing-mode="lr-tb"/>
    </style:style>
    <style:style style:name="T1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6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17" style:family="paragraph" style:parent-style-name="Standard">
      <style:paragraph-properties fo:text-align="left" fo:break-before="auto" fo:text-indent="0cm" fo:line-height="100%" fo:margin-top="0.071cm" fo:margin-bottom="0.071cm" fo:margin-left="0cm" fo:margin-right="0cm" fo:orphans="2" fo:widows="2" style:writing-mode="lr-tb"/>
    </style:style>
    <style:style style:name="T1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8" style:family="table-row"/>
    <style:style style:name="Cell17" style:family="table-cell">
      <style:table-cell-properties style:vertical-align="middle" fo:border-top="#000000 0.035cm solid" fo:border-bottom="#000000 0.035cm solid" fo:padding-left="0.19cm" fo:border-left="#000000 0.035cm solid" fo:padding-right="0.19cm" fo:border-right="#000000 0.035cm solid"/>
    </style:style>
    <style:style style:name="P18" style:family="paragraph" style:parent-style-name="Standard">
      <style:paragraph-properties fo:text-align="left" fo:break-before="auto" fo:text-indent="0cm" fo:line-height="100%" fo:margin-top="0.071cm" fo:margin-bottom="0.071cm" fo:margin-left="0cm" fo:margin-right="0cm" fo:orphans="2" fo:widows="2" style:writing-mode="lr-tb"/>
    </style:style>
    <style:style style:name="T1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8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19" style:family="paragraph" style:parent-style-name="Standard">
      <style:paragraph-properties fo:text-align="left" fo:break-before="auto" fo:text-indent="0cm" fo:line-height="100%" fo:margin-top="0.071cm" fo:margin-bottom="0.071cm" fo:margin-left="0cm" fo:margin-right="0cm" fo:orphans="2" fo:widows="2" style:writing-mode="lr-tb"/>
    </style:style>
    <style:style style:name="T1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9" style:family="table-row"/>
    <style:style style:name="Cell19" style:family="table-cell">
      <style:table-cell-properties style:vertical-align="middle" fo:border-top="#000000 0.035cm solid" fo:border-bottom="#000000 0.035cm solid" fo:padding-left="0.19cm" fo:border-left="#000000 0.035cm solid" fo:padding-right="0.19cm" fo:border-right="#000000 0.035cm solid"/>
    </style:style>
    <style:style style:name="P20" style:family="paragraph" style:parent-style-name="Standard">
      <style:paragraph-properties fo:text-align="left" fo:break-before="auto" fo:text-indent="0cm" fo:line-height="100%" fo:margin-top="0.071cm" fo:margin-bottom="0.071cm" fo:margin-left="0cm" fo:margin-right="0cm" fo:orphans="2" fo:widows="2" style:writing-mode="lr-tb"/>
    </style:style>
    <style:style style:name="T2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0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21" style:family="paragraph" style:parent-style-name="Standard">
      <style:paragraph-properties fo:text-align="left" fo:break-before="auto" fo:text-indent="0cm" fo:line-height="100%" fo:margin-top="0.071cm" fo:margin-bottom="0.071cm" fo:margin-left="0cm" fo:margin-right="0cm" fo:orphans="2" fo:widows="2" style:writing-mode="lr-tb"/>
    </style:style>
    <style:style style:name="T2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0" style:family="table-row"/>
    <style:style style:name="Cell21" style:family="table-cell">
      <style:table-cell-properties style:vertical-align="middle" fo:border-top="#000000 0.035cm solid" fo:border-bottom="#000000 0.035cm solid" fo:padding-left="0.19cm" fo:border-left="#000000 0.035cm solid" fo:padding-right="0.19cm" fo:border-right="#000000 0.035cm solid"/>
    </style:style>
    <style:style style:name="P22" style:family="paragraph" style:parent-style-name="Standard">
      <style:paragraph-properties fo:text-align="left" fo:break-before="auto" fo:text-indent="0cm" fo:line-height="100%" fo:margin-top="0.071cm" fo:margin-bottom="0.071cm" fo:margin-left="0.635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22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23" style:family="paragraph" style:parent-style-name="Standard">
      <style:paragraph-properties fo:text-align="left" fo:break-before="auto" fo:text-indent="0cm" fo:line-height="100%" fo:margin-top="0.071cm" fo:margin-bottom="0.071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11" style:family="table-row"/>
    <style:style style:name="Cell23" style:family="table-cell">
      <style:table-cell-properties style:vertical-align="middle" fo:border-top="#000000 0.035cm solid" fo:border-bottom="#000000 0.035cm solid" fo:padding-left="0.19cm" fo:border-left="#000000 0.035cm solid" fo:padding-right="0.19cm" fo:border-right="#000000 0.035cm solid"/>
    </style:style>
    <style:style style:name="P24" style:family="paragraph" style:parent-style-name="Standard">
      <style:paragraph-properties fo:text-align="left" fo:break-before="auto" fo:text-indent="0cm" fo:line-height="100%" fo:margin-top="0.071cm" fo:margin-bottom="0.071cm" fo:margin-left="0.635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24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25" style:family="paragraph" style:parent-style-name="Standard">
      <style:paragraph-properties fo:text-align="left" fo:break-before="auto" fo:text-indent="0cm" fo:line-height="100%" fo:margin-top="0.071cm" fo:margin-bottom="0.071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12" style:family="table-row"/>
    <style:style style:name="Cell25" style:family="table-cell">
      <style:table-cell-properties fo:background-color="#d9d9d9"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26" style:family="paragraph" style:parent-style-name="Standard">
      <style:paragraph-properties fo:text-align="center" fo:break-before="auto" fo:text-indent="0cm" fo:line-height="100%" fo:margin-top="0.212cm" fo:margin-bottom="0.212cm" fo:margin-left="0cm" fo:margin-right="0cm" fo:orphans="2" fo:widows="2" style:writing-mode="lr-tb"/>
    </style:style>
    <style:style style:name="T26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26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26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26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26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Cell26" style:family="table-cell">
      <style:table-cell-properties fo:background-color="#d9d9d9"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27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27" style:family="table-cell">
      <style:table-cell-properties fo:background-color="#d9d9d9"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28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13" style:family="table-row"/>
    <style:style style:name="Cell28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29" style:family="paragraph" style:parent-style-name="Standard">
      <style:paragraph-properties fo:text-align="left" fo:break-before="auto" fo:text-indent="0cm" fo:line-height="100%" fo:margin-top="0.106cm" fo:margin-bottom="0.254cm" fo:margin-left="0cm" fo:margin-right="0cm" fo:orphans="2" fo:widows="2" style:writing-mode="lr-tb"/>
    </style:style>
    <style:style style:name="T2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0" style:family="paragraph" style:parent-style-name="Standard">
      <style:paragraph-properties fo:text-align="left" fo:break-before="auto" fo:text-indent="0cm" fo:line-height="100%" fo:margin-top="0.106cm" fo:margin-bottom="0.254cm" fo:margin-left="0cm" fo:margin-right="0cm" fo:orphans="2" fo:widows="2" style:writing-mode="lr-tb"/>
    </style:style>
    <style:style style:name="T3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9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31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30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32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14" style:family="table-row"/>
    <style:style style:name="Cell31" style:family="table-cell">
      <style:table-cell-properties fo:background-color="#d9d9d9"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33" style:family="paragraph" style:parent-style-name="Standard">
      <style:paragraph-properties fo:text-align="center" fo:break-before="auto" fo:text-indent="0cm" fo:line-height="100%" fo:margin-top="0.212cm" fo:margin-bottom="0.212cm" fo:margin-left="0cm" fo:margin-right="0cm" fo:orphans="2" fo:widows="2" style:writing-mode="lr-tb"/>
    </style:style>
    <style:style style:name="T33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33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33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33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33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Cell32" style:family="table-cell">
      <style:table-cell-properties fo:background-color="#d9d9d9"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34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33" style:family="table-cell">
      <style:table-cell-properties fo:background-color="#d9d9d9"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35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15" style:family="table-row"/>
    <style:style style:name="Cell34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36" style:family="paragraph" style:parent-style-name="Standard">
      <style:paragraph-properties fo:text-align="justify" fo:break-before="auto" fo:text-indent="0cm" fo:line-height="100%" fo:margin-top="0.254cm" fo:margin-left="0cm" fo:margin-right="0cm" fo:orphans="2" fo:widows="2" style:writing-mode="lr-tb"/>
    </style:style>
    <style:style style:name="T3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7" style:family="paragraph" style:parent-style-name="Standard">
      <style:paragraph-properties fo:text-align="justify" fo:break-before="auto" fo:text-indent="0cm" fo:line-height="100%" fo:margin-top="0.254cm" fo:margin-bottom="0.254cm" fo:margin-left="0cm" fo:margin-right="0cm" fo:orphans="2" fo:widows="2" style:writing-mode="lr-tb"/>
    </style:style>
    <style:style style:name="T3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8" style:family="paragraph" style:parent-style-name="Standard">
      <style:paragraph-properties fo:text-align="justify" fo:break-before="auto" fo:line-height="100%" fo:margin-top="0cm" fo:margin-right="0cm" fo:orphans="2" fo:widows="2" style:writing-mode="lr-tb"/>
    </style:style>
    <style:style style:name="T3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5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5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5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5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6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6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6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6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6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6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6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6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6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6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7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7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7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7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7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7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7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7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7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7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8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8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8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8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8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8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8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8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8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9" style:family="paragraph" style:parent-style-name="Standard">
      <style:paragraph-properties fo:text-align="justify" fo:break-before="auto" fo:line-height="100%" fo:margin-top="0cm" fo:margin-right="0cm" fo:orphans="2" fo:widows="2" style:writing-mode="lr-tb"/>
    </style:style>
    <style:style style:name="T3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0" style:family="paragraph" style:parent-style-name="Standard">
      <style:paragraph-properties fo:text-align="justify" fo:break-before="auto" fo:line-height="100%" fo:margin-top="0cm" fo:margin-bottom="0cm" fo:margin-right="0cm" fo:orphans="2" fo:widows="2" style:writing-mode="lr-tb"/>
    </style:style>
    <style:style style:name="T4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5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41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36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42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43" style:family="paragraph" style:parent-style-name="Standard">
      <style:paragraph-properties fo:break-before="auto" fo:line-height="100%" fo:margin-top="0.254cm" fo:margin-bottom="0.254cm" style:writing-mode="lr-tb"/>
    </style:style>
  </office:automatic-styles>
  <office:body>
    <office:text>
      <text:p text:style-name="P1"/>
      <table:table table:style-name="Table1">
        <table:table-column table:style-name="Column1"/>
        <table:table-column table:style-name="Column2"/>
        <table:table-column table:style-name="Column3"/>
        <table:table-row table:style-name="Row1">
          <table:table-cell table:style-name="Cell1">
            <text:p text:style-name="P2"><text:span text:style-name="T2_1">Informações</text:span><text:span text:style-name="T2_2"><text:s/></text:span><text:span text:style-name="T2_3">Gerais</text:span></text:p>
          </table:table-cell>
          <table:table-cell table:style-name="Cell2">
            <text:p text:style-name="P3"/>
          </table:table-cell>
          <table:table-cell table:style-name="Cell3">
            <text:p text:style-name="P4"/>
          </table:table-cell>
        </table:table-row>
        <table:table-row table:style-name="Row2">
          <table:table-cell table:style-name="Cell4">
            <text:p text:style-name="P5"><text:span text:style-name="T5_1">Data</text:span><text:span text:style-name="T5_2"><text:s/></text:span><text:span text:style-name="T5_3">da</text:span><text:span text:style-name="T5_4"><text:s/></text:span><text:span text:style-name="T5_5">reunião</text:span><text:span text:style-name="T5_6">:<text:s/>18/0</text:span><text:span text:style-name="T5_7">2</text:span><text:span text:style-name="T5_8">/2015</text:span></text:p>
          </table:table-cell>
          <table:table-cell table:style-name="Cell5">
            <text:p text:style-name="P6"><text:span text:style-name="T6_1">Local</text:span><text:span text:style-name="T6_2">:<text:s/></text:span><text:span text:style-name="T6_3">CA</text:span><text:span text:style-name="T6_4">-</text:span><text:span text:style-name="T6_5">B</text:span></text:p>
          </table:table-cell>
        </table:table-row>
        <table:table-row table:style-name="Row3">
          <table:table-cell table:style-name="Cell6">
            <text:p text:style-name="P7"><text:span text:style-name="T7_1">Hora</text:span><text:span text:style-name="T7_2"><text:s/></text:span><text:span text:style-name="T7_3">início</text:span><text:span text:style-name="T7_4">:<text:s/>18</text:span><text:span text:style-name="T7_5">h</text:span><text:span text:style-name="T7_6"><text:s/>50</text:span><text:span text:style-name="T7_7">min</text:span></text:p>
          </table:table-cell>
          <table:table-cell table:style-name="Cell7">
            <text:p text:style-name="P8"><text:span text:style-name="T8_1">Hora</text:span><text:span text:style-name="T8_2"><text:s/></text:span><text:span text:style-name="T8_3">término</text:span><text:span text:style-name="T8_4">:<text:s/>19</text:span><text:span text:style-name="T8_5">h</text:span><text:span text:style-name="T8_6"><text:s/>00</text:span><text:span text:style-name="T8_7">min</text:span></text:p>
          </table:table-cell>
        </table:table-row>
        <table:table-row table:style-name="Row4">
          <table:table-cell table:style-name="Cell8">
            <text:p text:style-name="P9"><text:span text:style-name="T9_1">Reunião</text:span><text:span text:style-name="T9_2"><text:s/></text:span><text:span text:style-name="T9_3">marcada</text:span><text:span text:style-name="T9_4"><text:s/></text:span><text:span text:style-name="T9_5">por</text:span><text:span text:style-name="T9_6">:<text:s/></text:span><text:span text:style-name="T9_7">Equipe</text:span></text:p>
          </table:table-cell>
          <table:table-cell table:style-name="Cell9">
            <text:p text:style-name="P10"/>
          </table:table-cell>
        </table:table-row>
        <table:table-row table:style-name="Row5">
          <table:table-cell table:style-name="Cell10">
            <text:p text:style-name="P11"><text:span text:style-name="T11_1">Participantes</text:span></text:p>
          </table:table-cell>
          <table:table-cell table:style-name="Cell11">
            <text:p text:style-name="P12"/>
          </table:table-cell>
          <table:table-cell table:style-name="Cell12">
            <text:p text:style-name="P13"/>
          </table:table-cell>
        </table:table-row>
        <table:table-row table:style-name="Row6">
          <table:table-cell table:style-name="Cell13">
            <text:p text:style-name="P14"><text:span text:style-name="T14_1">Augusto</text:span><text:span text:style-name="T14_2"><text:s/></text:span><text:span text:style-name="T14_3">César</text:span></text:p>
          </table:table-cell>
          <table:table-cell table:style-name="Cell14">
            <text:p text:style-name="P15"><text:span text:style-name="T15_1">Product</text:span><text:span text:style-name="T15_2"><text:s/></text:span><text:span text:style-name="T15_3">Owner</text:span></text:p>
          </table:table-cell>
        </table:table-row>
        <table:table-row table:style-name="Row7">
          <table:table-cell table:style-name="Cell15">
            <text:p text:style-name="P16"><text:span text:style-name="T16_1">Guilherme</text:span><text:span text:style-name="T16_2"><text:s/></text:span><text:span text:style-name="T16_3">Alves</text:span></text:p>
          </table:table-cell>
          <table:table-cell table:style-name="Cell16">
            <text:p text:style-name="P17"><text:span text:style-name="T17_1">Scrum</text:span><text:span text:style-name="T17_2"><text:s/></text:span><text:span text:style-name="T17_3">Master</text:span></text:p>
          </table:table-cell>
        </table:table-row>
        <table:table-row table:style-name="Row8">
          <table:table-cell table:style-name="Cell17">
            <text:p text:style-name="P18"><text:span text:style-name="T18_1">Jhordan</text:span><text:span text:style-name="T18_2"><text:s/></text:span><text:span text:style-name="T18_3">Gabriel</text:span></text:p>
          </table:table-cell>
          <table:table-cell table:style-name="Cell18">
            <text:p text:style-name="P19"><text:span text:style-name="T19_1">Desenvolvimento</text:span></text:p>
          </table:table-cell>
        </table:table-row>
        <table:table-row table:style-name="Row9">
          <table:table-cell table:style-name="Cell19">
            <text:p text:style-name="P20"><text:span text:style-name="T20_1">Igor</text:span><text:span text:style-name="T20_2"><text:s/></text:span><text:span text:style-name="T20_3">Queiroz</text:span></text:p>
          </table:table-cell>
          <table:table-cell table:style-name="Cell20">
            <text:p text:style-name="P21"><text:span text:style-name="T21_1">Desenvolvimento</text:span></text:p>
          </table:table-cell>
        </table:table-row>
        <table:table-row table:style-name="Row10">
          <table:table-cell table:style-name="Cell21">
            <text:p text:style-name="P22"/>
          </table:table-cell>
          <table:table-cell table:style-name="Cell22">
            <text:p text:style-name="P23"/>
          </table:table-cell>
        </table:table-row>
        <table:table-row table:style-name="Row11">
          <table:table-cell table:style-name="Cell23">
            <text:p text:style-name="P24"/>
          </table:table-cell>
          <table:table-cell table:style-name="Cell24">
            <text:p text:style-name="P25"/>
          </table:table-cell>
        </table:table-row>
        <table:table-row table:style-name="Row12">
          <table:table-cell table:style-name="Cell25">
            <text:p text:style-name="P26"><text:span text:style-name="T26_1">Assuntos</text:span><text:span text:style-name="T26_2"><text:s/></text:span><text:span text:style-name="T26_3">da</text:span><text:span text:style-name="T26_4"><text:s/></text:span><text:span text:style-name="T26_5">Reunião</text:span></text:p>
          </table:table-cell>
          <table:table-cell table:style-name="Cell26">
            <text:p text:style-name="P27"/>
          </table:table-cell>
          <table:table-cell table:style-name="Cell27">
            <text:p text:style-name="P28"/>
          </table:table-cell>
        </table:table-row>
        <table:table-row table:style-name="Row13">
          <table:table-cell table:style-name="Cell28">
            <text:p text:style-name="P29"><text:span text:style-name="T29_1">1<text:s/>–<text:s/></text:span><text:span text:style-name="T29_2">Retrospectiva</text:span><text:span text:style-name="T29_3"><text:s/></text:span><text:span text:style-name="T29_4">do</text:span><text:span text:style-name="T29_5"><text:s/></text:span><text:span text:style-name="T29_6">Sprint</text:span><text:span text:style-name="T29_7"><text:s/>1;</text:span></text:p>
            <text:p text:style-name="P30"><text:span text:style-name="T30_1">2<text:s/>–<text:s/></text:span><text:span text:style-name="T30_2">Review</text:span><text:span text:style-name="T30_3"><text:s/></text:span><text:span text:style-name="T30_4">do</text:span><text:span text:style-name="T30_5"><text:s/></text:span><text:span text:style-name="T30_6">Sprint</text:span><text:span text:style-name="T30_7"><text:s/>1;</text:span></text:p>
          </table:table-cell>
          <table:table-cell table:style-name="Cell29">
            <text:p text:style-name="P31"/>
          </table:table-cell>
          <table:table-cell table:style-name="Cell30">
            <text:p text:style-name="P32"/>
          </table:table-cell>
        </table:table-row>
        <table:table-row table:style-name="Row14">
          <table:table-cell table:style-name="Cell31">
            <text:p text:style-name="P33"><text:span text:style-name="T33_1">Memória</text:span><text:span text:style-name="T33_2"><text:s/></text:span><text:span text:style-name="T33_3">da</text:span><text:span text:style-name="T33_4"><text:s/></text:span><text:span text:style-name="T33_5">Reunião</text:span></text:p>
          </table:table-cell>
          <table:table-cell table:style-name="Cell32">
            <text:p text:style-name="P34"/>
          </table:table-cell>
          <table:table-cell table:style-name="Cell33">
            <text:p text:style-name="P35"/>
          </table:table-cell>
        </table:table-row>
        <table:table-row table:style-name="Row15">
          <table:table-cell table:style-name="Cell34">
            <text:p text:style-name="P36"><text:span text:style-name="T36_1">A</text:span><text:span text:style-name="T36_2"><text:s/></text:span><text:span text:style-name="T36_3">reunião</text:span><text:span text:style-name="T36_4"><text:s/></text:span><text:span text:style-name="T36_5">foi</text:span><text:span text:style-name="T36_6"><text:s/></text:span><text:span text:style-name="T36_7">iniciada</text:span><text:span text:style-name="T36_8"><text:s/></text:span><text:span text:style-name="T36_9">às</text:span><text:span text:style-name="T36_10"><text:s/>18</text:span><text:span text:style-name="T36_11">h</text:span><text:span text:style-name="T36_12"><text:s/>50</text:span><text:span text:style-name="T36_13">min</text:span><text:span text:style-name="T36_14">.</text:span></text:p>
            <text:p text:style-name="P37"><text:span text:style-name="T37_1">Segue</text:span><text:span text:style-name="T37_2"><text:s/></text:span><text:span text:style-name="T37_3">abaixo</text:span><text:span text:style-name="T37_4"><text:s/></text:span><text:span text:style-name="T37_5">relato</text:span><text:span text:style-name="T37_6"><text:s/></text:span><text:span text:style-name="T37_7">da</text:span><text:span text:style-name="T37_8"><text:s/></text:span><text:span text:style-name="T37_9">reunião</text:span><text:span text:style-name="T37_10">:</text:span></text:p>
            <text:list text:style-name="LS1" xml:id="list0">
              <text:list-item>
                <text:p text:style-name="P38"><text:span text:style-name="T38_1">Foi</text:span><text:span text:style-name="T38_2"><text:s/></text:span><text:span text:style-name="T38_3">discutido</text:span><text:span text:style-name="T38_4"><text:s/></text:span><text:span text:style-name="T38_5">sobre</text:span><text:span text:style-name="T38_6"><text:s/></text:span><text:span text:style-name="T38_7">a</text:span><text:span text:style-name="T38_8"><text:s/></text:span><text:span text:style-name="T38_9">comunicação</text:span><text:span text:style-name="T38_10"><text:s/></text:span><text:span text:style-name="T38_11">entre</text:span><text:span text:style-name="T38_12"><text:s/></text:span><text:span text:style-name="T38_13">a</text:span><text:span text:style-name="T38_14"><text:s/></text:span><text:span text:style-name="T38_15">equipe</text:span><text:span text:style-name="T38_16"><text:s/></text:span><text:span text:style-name="T38_17">no</text:span><text:span text:style-name="T38_18"><text:s/></text:span><text:span text:style-name="T38_19">Sprint</text:span><text:span text:style-name="T38_20"><text:s/>1,<text:s/></text:span><text:span text:style-name="T38_21">uso</text:span><text:span text:style-name="T38_22"><text:s/></text:span><text:span text:style-name="T38_23">do</text:span><text:span text:style-name="T38_24"><text:s/></text:span><text:span text:style-name="T38_25">Trello</text:span><text:span text:style-name="T38_26"><text:s/></text:span><text:span text:style-name="T38_27">para</text:span><text:span text:style-name="T38_28"><text:s/></text:span><text:span text:style-name="T38_29">o</text:span><text:span text:style-name="T38_30"><text:s/></text:span><text:span text:style-name="T38_31">registro</text:span><text:span text:style-name="T38_32"><text:s/></text:span><text:span text:style-name="T38_33">de</text:span><text:span text:style-name="T38_34"><text:s/></text:span><text:span text:style-name="T38_35">atividades</text:span><text:span text:style-name="T38_36"><text:s/></text:span><text:span text:style-name="T38_37">finalizadas</text:span><text:span text:style-name="T38_38"><text:s/></text:span><text:span text:style-name="T38_39">do</text:span><text:span text:style-name="T38_40"><text:s/></text:span><text:span text:style-name="T38_41">projeto</text:span><text:span text:style-name="T38_42">,<text:s/></text:span><text:span text:style-name="T38_43">de</text:span><text:span text:style-name="T38_44"><text:s/></text:span><text:span text:style-name="T38_45">modo</text:span><text:span text:style-name="T38_46"><text:s/></text:span><text:span text:style-name="T38_47">que</text:span><text:span text:style-name="T38_48"><text:s/></text:span><text:span text:style-name="T38_49">é</text:span><text:span text:style-name="T38_50"><text:s/></text:span><text:span text:style-name="T38_51">preciso</text:span><text:span text:style-name="T38_52"><text:s/></text:span><text:span text:style-name="T38_53">melhorar</text:span><text:span text:style-name="T38_54"><text:s/></text:span><text:span text:style-name="T38_55">a</text:span><text:span text:style-name="T38_56"><text:s/></text:span><text:span text:style-name="T38_57">coordenação</text:span><text:span text:style-name="T38_58"><text:s/></text:span><text:span text:style-name="T38_59">entre</text:span><text:span text:style-name="T38_60"><text:s/></text:span><text:span text:style-name="T38_61">os</text:span><text:span text:style-name="T38_62"><text:s/></text:span><text:span text:style-name="T38_63">integrantes</text:span><text:span text:style-name="T38_64"><text:s/></text:span><text:span text:style-name="T38_65">do</text:span><text:span text:style-name="T38_66"><text:s/></text:span><text:span text:style-name="T38_67">projeto</text:span><text:span text:style-name="T38_68">,<text:s/></text:span><text:span text:style-name="T38_69">para</text:span><text:span text:style-name="T38_70"><text:s/></text:span><text:span text:style-name="T38_71">que</text:span><text:span text:style-name="T38_72"><text:s/></text:span><text:span text:style-name="T38_73">as</text:span><text:span text:style-name="T38_74"><text:s/></text:span><text:span text:style-name="T38_75">atividades</text:span><text:span text:style-name="T38_76"><text:s/></text:span><text:span text:style-name="T38_77">possam</text:span><text:span text:style-name="T38_78"><text:s/></text:span><text:span text:style-name="T38_79">ocorrer</text:span><text:span text:style-name="T38_80"><text:s/></text:span><text:span text:style-name="T38_81">de</text:span><text:span text:style-name="T38_82"><text:s/></text:span><text:span text:style-name="T38_83">maneira</text:span><text:span text:style-name="T38_84"><text:s/></text:span><text:span text:style-name="T38_85">mais</text:span><text:span text:style-name="T38_86"><text:s/></text:span><text:span text:style-name="T38_87">ágil</text:span><text:span text:style-name="T38_88">.</text:span></text:p>
              </text:list-item>
              <text:list-item>
                <text:p text:style-name="P39"><text:span text:style-name="T39_1">Durante</text:span><text:span text:style-name="T39_2"><text:s/></text:span><text:span text:style-name="T39_3">o</text:span><text:span text:style-name="T39_4"><text:s/></text:span><text:span text:style-name="T39_5">Sprint</text:span><text:span text:style-name="T39_6"><text:s/>1,<text:s/></text:span><text:span text:style-name="T39_7">foram</text:span><text:span text:style-name="T39_8"><text:s/></text:span><text:span text:style-name="T39_9">desenvolvidos</text:span><text:span text:style-name="T39_10"><text:s/></text:span><text:span text:style-name="T39_11">completamente</text:span><text:span text:style-name="T39_12"><text:s/></text:span><text:span text:style-name="T39_13">os</text:span><text:span text:style-name="T39_14"><text:s/></text:span><text:span text:style-name="T39_15">casos</text:span><text:span text:style-name="T39_16"><text:s/></text:span><text:span text:style-name="T39_17">de</text:span><text:span text:style-name="T39_18"><text:s/></text:span><text:span text:style-name="T39_19">uso</text:span><text:span text:style-name="T39_20"><text:s/></text:span><text:span text:style-name="T39_21">Listar</text:span><text:span text:style-name="T39_22"><text:s/></text:span><text:span text:style-name="T39_23">artefatos</text:span><text:span text:style-name="T39_24"><text:s/></text:span><text:span text:style-name="T39_25">e</text:span><text:span text:style-name="T39_26"><text:s/></text:span><text:span text:style-name="T39_27">Fazer</text:span><text:span text:style-name="T39_28"><text:s/></text:span><text:span text:style-name="T39_29">Login</text:span><text:span text:style-name="T39_30">.<text:s/></text:span></text:p>
              </text:list-item>
              <text:list-item>
                <text:p text:style-name="P40"><text:span text:style-name="T40_1">A</text:span><text:span text:style-name="T40_2"><text:s/></text:span><text:span text:style-name="T40_3">reunião</text:span><text:span text:style-name="T40_4"><text:s/></text:span><text:span text:style-name="T40_5">encerrou</text:span><text:span text:style-name="T40_6"><text:s/></text:span><text:span text:style-name="T40_7">às</text:span><text:span text:style-name="T40_8"><text:s/>20</text:span><text:span text:style-name="T40_9">h</text:span><text:span text:style-name="T40_10"><text:s/>30</text:span><text:span text:style-name="T40_11">min</text:span><text:span text:style-name="T40_12">.</text:span></text:p>
              </text:list-item>
            </text:list>
          </table:table-cell>
          <table:table-cell table:style-name="Cell35">
            <text:p text:style-name="P41"/>
          </table:table-cell>
          <table:table-cell table:style-name="Cell36">
            <text:p text:style-name="P42"/>
          </table:table-cell>
        </table:table-row>
      </table:table>
      <text:p text:style-name="P43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ourier New" svg:font-family="Courier New"/>
    <style:font-face style:name="Verdana" svg:font-family="Verdan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00%" fo:margin-top="0.423cm" fo:margin-bottom="0.106cm" fo:keep-with-next="always" style:writing-mode="lr-tb"/>
      <style:text-properties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00%" fo:margin-top="0.423cm" fo:margin-bottom="0.106cm" fo:keep-with-next="always" style:writing-mode="lr-tb"/>
      <style:text-properties fo:font-style="italic" style:font-style-asian="italic" style:font-style-complex="italic" style:font-name="Arial" fo:font-size="14pt" style:font-name-asian="Arial" style:font-size-asian="14pt" style:font-name-complex="Arial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00%" fo:margin-top="0.423cm" fo:margin-bottom="0.106cm" fo:keep-with-next="always" style:writing-mode="lr-tb"/>
      <style:text-properties style:font-name="Arial" fo:font-size="13pt" style:font-name-asian="Arial" style:font-size-asian="13pt" style:font-name-complex="Arial" style:font-size-complex="13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00%" fo:margin-top="0.423cm" fo:margin-bottom="0.106cm" fo:keep-with-next="always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00%" fo:margin-top="0.423cm" fo:margin-bottom="0.106cm" style:writing-mode="lr-tb"/>
      <style:text-properties fo:font-style="italic" style:font-style-asian="italic" style:font-style-complex="italic" fo:font-size="13pt" style:font-size-asian="13pt" style:font-size-complex="13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00%" fo:margin-top="0.423cm" fo:margin-bottom="0.106cm" style:writing-mode="lr-tb"/>
      <style:text-properties fo:font-size="11pt" style:font-size-asian="11pt" style:font-size-complex="11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text-align="center" fo:break-before="auto" fo:line-height="100%" fo:margin-top="0.423cm" fo:margin-bottom="0.106cm" style:writing-mode="lr-tb"/>
      <style:text-properties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Subtitle" style:family="paragraph" style:parent-style-name="Standard">
      <style:paragraph-properties fo:text-align="center" fo:break-before="auto" fo:line-height="100%" fo:margin-bottom="0.106cm" style:writing-mode="lr-tb"/>
      <style:text-properties style:font-name="Arial" style:font-name-asian="Arial" style:font-name-complex="Arial"/>
    </style:style>
    <style:style style:name="List1Level0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1Level1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List1Level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1Level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1Level4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List1Level5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1Level6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1Level7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List1Level8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text:list-style style:name="LS1">
      <text:list-level-style-bullet text:bullet-char="∙" text:style-name="List1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  </text:list-level-style-bullet>
      <text:list-level-style-bullet text:bullet-char="▪" text:style-name="List1Level2" text:level="3">
        <style:list-level-properties text:space-before="3.492cm" text:min-label-width="0.318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∙" text:style-name="List1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  </text:list-level-style-bullet>
      <text:list-level-style-bullet text:bullet-char="▪" text:style-name="List1Level5" text:level="6">
        <style:list-level-properties text:space-before="7.302cm" text:min-label-width="0.318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∙" text:style-name="List1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  </text:list-level-style-bullet>
      <text:list-level-style-bullet text:bullet-char="▪" text:style-name="List1Level8" text:level="9">
        <style:list-level-properties text:space-before="11.112cm" text:min-label-width="0.318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1cm" fo:page-height="29.7cm" fo:padding-top="0cm" fo:margin-top="1.249cm" fo:padding-bottom="0cm" fo:margin-bottom="1.249cm" fo:padding-left="0cm" fo:margin-left="1.905cm" fo:padding-right="0cm" fo:margin-right="1.905cm"/>
      <style:header-style>
        <style:header-footer-properties fo:min-height="1.291cm" fo:margin-bottom="1.291cm" style:dynamic-spacing="true"/>
      </style:header-style>
      <style:footer-style>
        <style:header-footer-properties fo:min-height="1.291cm" fo:margin-top="1.291cm" style:dynamic-spacing="true"/>
      </style:footer-style>
    </style:page-layout>
    <style:style style:name="P1" style:family="paragraph" style:parent-style-name="Standard" style:master-pag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able1" style:family="table">
      <style:table-properties table:align="center" style:width="17.526cm" fo:margin-left="-0.168cm"/>
    </style:style>
    <style:style style:name="Column1" style:family="table-column">
      <style:table-column-properties style:column-width="3.441cm"/>
    </style:style>
    <style:style style:name="Column2" style:family="table-column">
      <style:table-column-properties style:column-width="14.085cm"/>
    </style:style>
    <style:style style:name="Row1" style:family="table-row"/>
    <style:style style:name="Cell1" style:family="table-cell">
      <style:table-cell-properties style:vertical-align="middle" fo:border-top="#000000 0.035cm solid" fo:border-bottom="#000000 0.035cm solid" fo:padding-left="0.19cm" fo:border-left="#000000 0.035cm solid" fo:padding-right="0.19cm" fo:border-right="#000000 0.035cm solid"/>
    </style:style>
    <style:style style:name="P2" style:family="paragraph" style:parent-style-name="Standard">
      <style:paragraph-properties fo:text-align="center" fo:break-before="auto" fo:text-indent="0cm" fo:line-height="100%" fo:margin-top="0cm" fo:margin-left="0cm" fo:margin-right="0cm" fo:orphans="2" fo:widows="2" style:writing-mode="lr-tb"/>
    </style:style>
    <style:style style:name="T2_1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P3" style:family="paragraph" style:parent-style-name="Standard">
      <style:paragraph-properties fo:text-align="center" fo:break-before="auto" fo:text-indent="0cm" fo:line-height="100%" fo:margin-top="0cm" fo:margin-left="0cm" fo:margin-right="0cm" fo:orphans="2" fo:widows="2" style:writing-mode="lr-tb"/>
    </style:style>
    <style:style style:name="T3_1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3_2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3_3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3_4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P4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Cell2" style:family="table-cell">
      <style:table-cell-properties style:vertical-align="middle" fo:border-top="#000000 0.035cm solid" fo:border-bottom="#000000 0.035cm solid" fo:padding-left="0.19cm" fo:border-left="#000000 0.035cm solid" fo:padding-right="0.19cm" fo:border-right="#000000 0.035cm solid"/>
    </style:style>
    <style:style style:name="P5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5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5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5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5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5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5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5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5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5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P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P7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able2" style:family="table">
      <style:table-properties table:align="center" style:width="17.189cm" fo:margin-left="0cm"/>
    </style:style>
    <style:style style:name="Column3" style:family="table-column">
      <style:table-column-properties style:column-width="8.001cm"/>
    </style:style>
    <style:style style:name="Column4" style:family="table-column">
      <style:table-column-properties style:column-width="5.962cm"/>
    </style:style>
    <style:style style:name="Column5" style:family="table-column">
      <style:table-column-properties style:column-width="3.226cm"/>
    </style:style>
    <style:style style:name="Row2" style:family="table-row"/>
    <style:style style:name="Cell3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8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_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_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_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_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_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_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_1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_1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_1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Cell4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9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9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Cell5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10" style:family="paragraph" style:parent-style-name="Standard">
      <style:paragraph-properties fo:text-align="right" fo:break-before="auto" fo:text-indent="0cm" fo:line-height="100%" fo:margin-top="0cm" fo:margin-bottom="0cm" fo:margin-left="0cm" fo:margin-right="0cm" fo:orphans="2" fo:widows="2" style:writing-mode="lr-tb"/>
    </style:style>
    <style:style style:name="T10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0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0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0_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0_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0_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0_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P1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</office:automatic-styles>
  <office:master-styles>
    <style:master-page style:name="Standard" style:page-layout-name="pm1">
      <style:header>
        <text:p text:style-name="P1"/>
        <table:table table:style-name="Table1">
          <table:table-column table:style-name="Column1"/>
          <table:table-column table:style-name="Column2"/>
          <table:table-row table:style-name="Row1">
            <table:table-cell table:style-name="Cell1">
              <text:p text:style-name="P2"><text:span text:style-name="T2_1"><text:s/></text:span></text:p>
              <text:p text:style-name="P3"><text:span text:style-name="T3_1"><text:s/></text:span><text:span text:style-name="T3_2">PROJETO</text:span><text:span text:style-name="T3_3"><text:s/></text:span><text:span text:style-name="T3_4">SBR</text:span></text:p>
              <text:p text:style-name="P4"/>
            </table:table-cell>
            <table:table-cell table:style-name="Cell2">
              <text:p text:style-name="P5"><text:span text:style-name="T5_1">ATA</text:span><text:span text:style-name="T5_2"><text:s/></text:span><text:span text:style-name="T5_3">DA</text:span><text:span text:style-name="T5_4"><text:s/></text:span><text:span text:style-name="T5_5">REUNIÃO</text:span><text:span text:style-name="T5_6"><text:s/></text:span><text:span text:style-name="T5_7">DE</text:span><text:span text:style-name="T5_8"><text:s/></text:span><text:span text:style-name="T5_9">PROJETO</text:span></text:p>
            </table:table-cell>
          </table:table-row>
        </table:table>
        <text:p text:style-name="P6"/>
      </style:header>
      <style:footer>
        <text:p text:style-name="P7"/>
        <table:table table:style-name="Table2">
          <table:table-column table:style-name="Column3"/>
          <table:table-column table:style-name="Column4"/>
          <table:table-column table:style-name="Column5"/>
          <table:table-row table:style-name="Row2">
            <table:table-cell table:style-name="Cell3">
              <text:p text:style-name="P8"><text:span text:style-name="T8_1">Ata</text:span><text:span text:style-name="T8_2"><text:s/></text:span><text:span text:style-name="T8_3">de</text:span><text:span text:style-name="T8_4"><text:s/></text:span><text:span text:style-name="T8_5">reunião</text:span><text:span text:style-name="T8_6"><text:s/>-<text:s/></text:span><text:span text:style-name="T8_7">Revisões</text:span><text:span text:style-name="T8_8"><text:s/></text:span><text:span text:style-name="T8_9">e</text:span><text:span text:style-name="T8_10"><text:s/></text:span><text:span text:style-name="T8_11">Retrospectiva</text:span><text:span text:style-name="T8_12"><text:s text:c="44"/></text:span></text:p>
            </table:table-cell>
            <table:table-cell table:style-name="Cell4">
              <text:p text:style-name="P9"><text:span text:style-name="T9_1"><text:s text:c="9"/></text:span><text:span text:style-name="T9_2"><text:page-number text:select-page="current"/></text:span></text:p>
            </table:table-cell>
            <table:table-cell table:style-name="Cell5">
              <text:p text:style-name="P10"><text:span text:style-name="T10_1">Data</text:span><text:span text:style-name="T10_2">:<text:s/></text:span><text:span text:style-name="T10_3">dd</text:span><text:span text:style-name="T10_4">/</text:span><text:span text:style-name="T10_5">mm</text:span><text:span text:style-name="T10_6">/</text:span><text:span text:style-name="T10_7">aaaa</text:span></text:p>
            </table:table-cell>
          </table:table-row>
        </table:table>
        <text:p text:style-name="P1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